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3b62" officeooo:paragraph-rsid="00173b62" style:font-weight-asian="normal" style:font-weight-complex="normal"/>
    </style:style>
    <style:style style:name="P2" style:family="paragraph" style:parent-style-name="Standard">
      <style:text-properties fo:font-weight="normal" officeooo:rsid="0018a4fc" officeooo:paragraph-rsid="0018a4fc" style:font-weight-asian="normal" style:font-weight-complex="normal"/>
    </style:style>
    <style:style style:name="P3" style:family="paragraph" style:parent-style-name="Standard">
      <style:text-properties fo:font-weight="normal" officeooo:rsid="001a122c" officeooo:paragraph-rsid="001a122c" style:font-weight-asian="normal" style:font-weight-complex="normal"/>
    </style:style>
    <style:style style:name="P4" style:family="paragraph" style:parent-style-name="Standard">
      <style:text-properties fo:font-weight="normal" officeooo:rsid="001b70b2" officeooo:paragraph-rsid="001b70b2" style:font-weight-asian="normal" style:font-weight-complex="normal"/>
    </style:style>
    <style:style style:name="P5" style:family="paragraph" style:parent-style-name="Standard">
      <style:text-properties fo:font-weight="normal" officeooo:rsid="001bf205" officeooo:paragraph-rsid="001bf205" style:font-weight-asian="normal" style:font-weight-complex="normal"/>
    </style:style>
    <style:style style:name="P6" style:family="paragraph" style:parent-style-name="Standard">
      <style:text-properties fo:font-weight="normal" officeooo:rsid="001da353" officeooo:paragraph-rsid="001da353" style:font-weight-asian="normal" style:font-weight-complex="normal"/>
    </style:style>
    <style:style style:name="P7" style:family="paragraph" style:parent-style-name="Standard">
      <style:text-properties fo:font-weight="normal" officeooo:rsid="001f6c36" officeooo:paragraph-rsid="001f6c36" style:font-weight-asian="normal" style:font-weight-complex="normal"/>
    </style:style>
    <style:style style:name="P8" style:family="paragraph" style:parent-style-name="Heading_20_4">
      <style:text-properties fo:font-weight="bold" officeooo:rsid="001a122c" officeooo:paragraph-rsid="001a122c" style:font-weight-asian="bold" style:font-weight-complex="bold"/>
    </style:style>
    <style:style style:name="P9" style:family="paragraph" style:parent-style-name="Heading_20_4">
      <style:text-properties fo:font-weight="bold" officeooo:rsid="001bf205" officeooo:paragraph-rsid="001bf205" style:font-weight-asian="bold" style:font-weight-complex="bold"/>
    </style:style>
    <style:style style:name="P10" style:family="paragraph" style:parent-style-name="Heading_20_4">
      <style:text-properties fo:font-weight="bold" officeooo:rsid="001da353" officeooo:paragraph-rsid="001da35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4fc"/>
    </style:style>
    <style:style style:name="T3" style:family="text">
      <style:text-properties officeooo:rsid="001bf2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Sensors and Computing Hardware</text:span></text:p>
      <text:p text:style-name="P1">sensor. Misura o detect a proprieta ambienta </text:p>
      <text:p text:style-name="P1">- exteroceptive se misura esterno veicolo surronding – proprioceptive del ego vehicle interno</text:p>
      <text:p text:style-name="P1">camera;permette tante info ambiente<text:line-break/>comparazione:-resolution, fiels of view, dynamic range (differenza <text:span text:style-name="T2">tra zona luce e buio leggibilità)</text:span></text:p>
      <text:p text:style-name="P2">stereo camera: disparity → depth image</text:p>
      <text:p text:style-name="P2">lidar misura tempo e quanto luce torna → point cloud (dato che genera la sua luce nn varia con ambiente)</text:p>
      <text:p text:style-name="P2">numbers of beams e point per second e rotation rate e field of view</text:p>
      <text:p text:style-name="P2">Solid state LIDAR (work in progress)</text:p>
      <text:p text:style-name="P2">radar grandi oggetti e bad qheater</text:p>
      <text:p text:style-name="P2">range field e position e speed accuracy</text:p>
      <text:p text:style-name="P2">configuration: wfov (short range) e nfov (long range)</text:p>
      <text:p text:style-name="P2">ultrasonic-sonar parching e short range (range field and cost)</text:p>
      <text:p text:style-name="P2">global navigation satellite system (position and velocity) and imu (velocita angolare e acc) e heading</text:p>
      <text:p text:style-name="P2">wheel odometry misura velocità ruota</text:p>
      <text:p text:style-name="P2"/>
      <text:p text:style-name="P3">computing hardware serial e parrallel computinf (gpu-fpga-asic)</text:p>
      <text:p text:style-name="P3"/>
      <text:p text:style-name="P3">sincronazizzazione secondo clock (gps clock)</text:p>
      <text:p text:style-name="P3"/>
      <text:h text:style-name="P8" text:outline-level="4">Hardware Configuration Design</text:h>
      <text:p text:style-name="P4">Aggressive deceleration 5 (normal 2) breaking distance d=v**2/2a</text:p>
      <text:p text:style-name="P4"/>
      <text:p text:style-name="P4">highway (emercency stop, maintaining speed,change line) <text:s/><text:span text:style-name="T3">(+range elevato alta velocita)</text:span></text:p>
      <text:p text:style-name="P4">fermarsi entro un certo tempo misurare distanza davanti e dietro </text:p>
      <text:p text:style-name="P4">evitare ostacolo cambiando linea → <text:s/>sensorti laterali (o superare e cambiare linea)</text:p>
      <text:p text:style-name="P5">tutti e quatro devono essere a lungo e corto raggio</text:p>
      <text:p text:style-name="P5"/>
      <text:p text:style-name="P5">urban(emergenza srtop, mantenere velocita, lane change (+corti perche piano), overtaking (superare ), turning crossing at intersection, passing roundabouts )</text:p>
      <text:p text:style-name="P5"/>
      <text:p text:style-name="P5">overtaking lunga distanza per veicoli che vengono in senso contrario e sensori corti per decidere si superare </text:p>
      <text:p text:style-name="P5">rotonde molto grande sensore frontale</text:p>
      <text:p text:style-name="P5"/>
      <text:p text:style-name="P5">long range piccolo field /short grande field </text:p>
      <text:h text:style-name="P9" text:outline-level="4">Software Architecture</text:h>
      <text:p text:style-name="P5">High level sensor output → enviroment perception (posizione ego e altri particolari dellambiente) e environment mapping (mattatura )-→ motion planning → controller → actuator </text:p>
      <text:p text:style-name="P5">tutto controllato sal system supervisor</text:p>
      <text:p text:style-name="P5"/>
      <text:p text:style-name="P5">enviroment perception (localization per ricavare posizione veicolo) (gps imu )</text:p>
      <text:p text:style-name="P5">determinare oggeti dinamici e statici con bounding boxes e poi tracciati tracking per stimare futuri movimenti (lidar sonar)</text:p>
      <text:p text:style-name="P5">statici con mappa</text:p>
      <text:p text:style-name="P5"/>
      <text:p text:style-name="P5">maps</text:p>
      <text:p text:style-name="P5">occupancy grid map (fatta con object tracks e idar)</text:p>
      <text:p text:style-name="P5">localization map (determinare la posizione del veicolo in base allavariazione ambiente</text:p>
      <text:p text:style-name="P5"><text:soft-page-break/>detailed road map (mappa satellitare + posizione vehicle e static object)</text:p>
      <text:p text:style-name="P5"/>
      <text:p text:style-name="P6">mission panner (calcola tutto il movimento del vicolo dalla partenza </text:p>
      <text:p text:style-name="P6">behavior planner (decellarate to stop, stop, stay at velocitu</text:p>
      <text:p text:style-name="P6">local planner (prende info da oggetti nello spazio edecide traiettorie accettabili per evitare </text:p>
      <text:p text:style-name="P6"/>
      <text:p text:style-name="P6">velocity controller (longitudinal throtle e brake <text:s/></text:p>
      <text:p text:style-name="P6">sterring controller (stering angle)</text:p>
      <text:p text:style-name="P6"/>
      <text:p text:style-name="P6">system supervisor </text:p>
      <text:p text:style-name="P6">hardaware supervisor verificare failure e errori su uscita del sensori (camera bloccata))</text:p>
      <text:p text:style-name="P6">software supervision ( validare tutto e inonsistenza output)</text:p>
      <text:h text:style-name="P10" text:outline-level="4">Environment Representation</text:h>
      <text:p text:style-name="P6">Localization map point cloud +gpsimu e determinare posizione vehicolo</text:p>
      <text:p text:style-name="P6">occupancy grid map (evitare oggetti statici)</text:p>
      <text:p text:style-name="P6">road map detailed (determinata per )</text:p>
      <text:p text:style-name="P6"/>
      <text:p text:style-name="P6"/>
      <text:p text:style-name="P6">localitation (lidar usato per determinare ego vehicolo)</text:p>
      <text:p text:style-name="P6"/>
      <text:p text:style-name="P6">occupancy grid (2d map; preso mappa satellitare e tiro via punti da lidar che ha oggetti e nn possono essere percorsi)</text:p>
      <text:p text:style-name="P7">detailed map tutta la mappa e informazioni sui segnali per costruire traiettoria lunga (creata online o offline e offline e poi aggiornata online) linee che definiscono le “corsie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9:07:10.314955865</meta:creation-date>
    <meta:generator>LibreOffice/6.0.7.3$Linux_X86_64 LibreOffice_project/00m0$Build-3</meta:generator>
    <dc:date>2020-08-10T18:30:29.897086686</dc:date>
    <meta:editing-duration>PT16M28S</meta:editing-duration>
    <meta:editing-cycles>3</meta:editing-cycles>
    <meta:document-statistic meta:table-count="0" meta:image-count="0" meta:object-count="0" meta:page-count="2" meta:paragraph-count="51" meta:word-count="486" meta:character-count="3386" meta:non-whitespace-character-count="2936"/>
  </office:meta>
</office:document-meta>
</file>